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37.7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 style:data-style-name="N108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9" style:family="table-cell" style:parent-style-name="Default" style:data-style-name="N108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0" style:family="table-cell" style:parent-style-name="Default" style:data-style-name="N108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11" style:family="table-cell" style:parent-style-name="Default" style:data-style-name="N107"/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 style:data-style-name="N108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14" style:family="table-cell" style:parent-style-name="Default" style:data-style-name="N108">
      <style:text-properties fo:font-size="14pt" style:font-size-asian="14pt" style:font-size-complex="14pt"/>
    </style:style>
    <style:style style:name="ce15" style:family="table-cell" style:parent-style-name="Default" style:data-style-name="N108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 style:data-style-name="N108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18" style:family="table-cell" style:parent-style-name="Default" style:data-style-name="N108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1" style:family="table-cell" style:parent-style-name="Default" style:data-style-name="N2">
      <style:table-cell-properties fo:border-bottom="none" fo:background-color="#23ff23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2" style:family="table-cell" style:parent-style-name="Default" style:data-style-name="N2">
      <style:table-cell-properties fo:border-bottom="none" fo:background-color="#23ff23" fo:border-left="0.06pt solid #000000" fo:border-right="0.06pt solid #000000" fo:border-top="none"/>
      <style:text-properties fo:font-size="14pt" style:font-size-asian="14pt" style:font-size-complex="14pt"/>
    </style:style>
    <style:style style:name="ce23" style:family="table-cell" style:parent-style-name="Default" style:data-style-name="N2">
      <style:table-cell-properties fo:border-bottom="none" fo:background-color="#ffcc99" fo:border-left="0.06pt solid #000000" fo:border-right="0.06pt solid #000000" fo:border-top="none"/>
      <style:text-properties fo:font-size="14pt" style:font-size-asian="14pt" style:font-size-complex="14pt"/>
    </style:style>
    <style:style style:name="ce24" style:family="table-cell" style:parent-style-name="Default" style:data-style-name="N2">
      <style:table-cell-properties fo:border-bottom="0.06pt solid #000000" fo:background-color="#ffcc99" fo:border-left="0.06pt solid #000000" fo:border-right="0.06pt solid #000000" fo:border-top="none"/>
      <style:text-properties fo:font-size="14pt" style:font-size-asian="14pt" style:font-size-complex="14pt"/>
    </style:style>
    <style:style style:name="ce25" style:family="table-cell" style:parent-style-name="Default" style:data-style-name="N2">
      <style:table-cell-properties fo:border-bottom="none" fo:background-color="#e6ff00" fo:border-left="0.06pt solid #000000" fo:border-right="0.06pt solid #000000" fo:border-top="none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9" style:family="table-cell" style:parent-style-name="Default" style:data-style-name="N100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9"/>
        <table:table-column table:style-name="co3" table:default-cell-style-name="ce14"/>
        <table:table-column table:style-name="co3" table:default-cell-style-name="ce18"/>
        <table:table-column table:style-name="co4" table:default-cell-style-name="ce1"/>
        <table:table-column table:style-name="co2" table:default-cell-style-name="ce22"/>
        <table:table-column table:style-name="co2" table:default-cell-style-name="ce1"/>
        <table:table-column table:style-name="co5" table:default-cell-style-name="ce1"/>
        <table:table-row table:style-name="ro1">
          <table:table-cell table:style-name="ce1"/>
          <table:table-cell/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Mean</text:p>
          </table:table-cell>
          <table:table-cell table:style-name="ce16" office:value-type="string" calcext:value-type="string">
            <text:p>Max</text:p>
          </table:table-cell>
          <table:table-cell/>
          <table:table-cell table:style-name="ce20" office:value-type="string" calcext:value-type="string">
            <text:p>Jitter [%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Gen1 (Linux)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0262" calcext:value-type="float">
            <text:p>2,490E-02</text:p>
          </table:table-cell>
          <table:table-cell table:style-name="ce13" office:value-type="float" office:value="0.02499371" calcext:value-type="float">
            <text:p>2,499E-02</text:p>
          </table:table-cell>
          <table:table-cell table:style-name="ce17" office:value-type="float" office:value="0.02509947" calcext:value-type="float">
            <text:p>2,510E-02</text:p>
          </table:table-cell>
          <table:table-cell table:style-name="ce5"/>
          <table:table-cell table:style-name="ce21" table:formula="of:=100/[.D2]*([.E2]-[.C2])" office:value-type="float" office:value="0.787598159696973" calcext:value-type="float">
            <text:p>0,79</text:p>
          </table:table-cell>
          <table:table-cell table:style-name="ce26" office:value-type="string" calcext:value-type="string" table:number-columns-spanned="1" table:number-rows-spanned="3">
            <text:p>OK</text:p>
          </table:table-cell>
          <table:table-cell table:style-name="ce29" office:value-type="string" calcext:value-type="string" table:number-columns-spanned="1" table:number-rows-spanned="7">
            <text:p>Note: effects are similar with Debug and Release Builds</text:p>
          </table:table-cell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20478" calcext:value-type="float">
            <text:p>9,920E-03</text:p>
          </table:table-cell>
          <table:table-cell office:value-type="float" office:value="0.01001275" calcext:value-type="float">
            <text:p>1,001E-02</text:p>
          </table:table-cell>
          <table:table-cell office:value-type="float" office:value="0.01008336" calcext:value-type="float">
            <text:p>1,008E-02</text:p>
          </table:table-cell>
          <table:table-cell/>
          <table:table-cell table:formula="of:=100/[.D3]*([.E3]-[.C3])" office:value-type="float" office:value="1.6267458989788" calcext:value-type="float">
            <text:p>1,6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19459" calcext:value-type="float">
            <text:p>4,919E-03</text:p>
          </table:table-cell>
          <table:table-cell office:value-type="float" office:value="0.004992045" calcext:value-type="float">
            <text:p>4,992E-03</text:p>
          </table:table-cell>
          <table:table-cell office:value-type="float" office:value="0.005084153" calcext:value-type="float">
            <text:p>5,084E-03</text:p>
          </table:table-cell>
          <table:table-cell/>
          <table:table-cell table:formula="of:=100/[.D4]*([.E4]-[.C4])" office:value-type="float" office:value="3.29912891410234" calcext:value-type="float">
            <text:p>3,30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53185" calcext:value-type="float">
            <text:p>9,532E-04</text:p>
          </table:table-cell>
          <table:table-cell office:value-type="float" office:value="0.001002111" calcext:value-type="float">
            <text:p>1,002E-03</text:p>
          </table:table-cell>
          <table:table-cell office:value-type="float" office:value="0.001075519" calcext:value-type="float">
            <text:p>1,076E-03</text:p>
          </table:table-cell>
          <table:table-cell/>
          <table:table-cell table:style-name="ce23" table:formula="of:=100/[.D5]*([.E5]-[.C5])" office:value-type="float" office:value="12.2076296937165" calcext:value-type="float">
            <text:p>12,21</text:p>
          </table:table-cell>
          <table:table-cell table:style-name="ce26" office:value-type="string" calcext:value-type="string" table:number-columns-spanned="1" table:number-rows-spanned="4">
            <text:p>Not O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35185" calcext:value-type="float">
            <text:p>4,352E-04</text:p>
          </table:table-cell>
          <table:table-cell office:value-type="float" office:value="0.0005046978" calcext:value-type="float">
            <text:p>5,047E-04</text:p>
          </table:table-cell>
          <table:table-cell office:value-type="float" office:value="0.00056296" calcext:value-type="float">
            <text:p>5,630E-04</text:p>
          </table:table-cell>
          <table:table-cell/>
          <table:table-cell table:style-name="ce23" table:formula="of:=100/[.D6]*([.E6]-[.C6])" office:value-type="float" office:value="25.3171303698966" calcext:value-type="float">
            <text:p>25,32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125627" calcext:value-type="float">
            <text:p>1,256E-04</text:p>
          </table:table-cell>
          <table:table-cell office:value-type="float" office:value="0.0002460924" calcext:value-type="float">
            <text:p>2,461E-04</text:p>
          </table:table-cell>
          <table:table-cell office:value-type="float" office:value="0.000373083" calcext:value-type="float">
            <text:p>3,731E-04</text:p>
          </table:table-cell>
          <table:table-cell/>
          <table:table-cell table:style-name="ce23" table:formula="of:=100/[.D7]*([.E7]-[.C7])" office:value-type="float" office:value="100.554100817417" calcext:value-type="float">
            <text:p>100,55</text:p>
          </table:table-cell>
          <table:covered-table-cell table:number-columns-repeated="2"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387" calcext:value-type="float">
            <text:p>8,039E-05</text:p>
          </table:table-cell>
          <table:table-cell table:style-name="ce15" office:value-type="float" office:value="0.0000997144" calcext:value-type="float">
            <text:p>9,971E-05</text:p>
          </table:table-cell>
          <table:table-cell table:style-name="ce19" office:value-type="float" office:value="0.000117445" calcext:value-type="float">
            <text:p>1,174E-04</text:p>
          </table:table-cell>
          <table:table-cell table:style-name="ce6"/>
          <table:table-cell table:style-name="ce24" table:formula="of:=100/[.D8]*([.E8]-[.C8])" office:value-type="float" office:value="37.1641407860851" calcext:value-type="float">
            <text:p>37,16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RaspberryPi 3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9542" calcext:value-type="float">
            <text:p>2,500E-02</text:p>
          </table:table-cell>
          <table:table-cell table:style-name="ce13" office:value-type="float" office:value="0.02499974" calcext:value-type="float">
            <text:p>2,500E-02</text:p>
          </table:table-cell>
          <table:table-cell table:style-name="ce17" office:value-type="float" office:value="0.02500537" calcext:value-type="float">
            <text:p>2,501E-02</text:p>
          </table:table-cell>
          <table:table-cell table:style-name="ce5"/>
          <table:table-cell table:style-name="ce21" table:formula="of:=100/[.D9]*([.E9]-[.C9])" office:value-type="float" office:value="0.0398004139242974" calcext:value-type="float">
            <text:p>0,04</text:p>
          </table:table-cell>
          <table:table-cell table:style-name="ce26" office:value-type="string" calcext:value-type="string" table:number-columns-spanned="1" table:number-rows-spanned="6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952" calcext:value-type="float">
            <text:p>9,995E-03</text:p>
          </table:table-cell>
          <table:table-cell office:value-type="float" office:value="0.01000019" calcext:value-type="float">
            <text:p>1,000E-02</text:p>
          </table:table-cell>
          <table:table-cell office:value-type="float" office:value="0.01000478" calcext:value-type="float">
            <text:p>1,000E-02</text:p>
          </table:table-cell>
          <table:table-cell/>
          <table:table-cell table:formula="of:=100/[.D10]*([.E10]-[.C10])" office:value-type="float" office:value="0.0957981798345693" calcext:value-type="float">
            <text:p>0,10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82001" calcext:value-type="float">
            <text:p>4,982E-03</text:p>
          </table:table-cell>
          <table:table-cell office:value-type="float" office:value="0.004999963" calcext:value-type="float">
            <text:p>5,000E-03</text:p>
          </table:table-cell>
          <table:table-cell office:value-type="float" office:value="0.005021741" calcext:value-type="float">
            <text:p>5,022E-03</text:p>
          </table:table-cell>
          <table:table-cell/>
          <table:table-cell table:formula="of:=100/[.D11]*([.E11]-[.C11])" office:value-type="float" office:value="0.794805881563504" calcext:value-type="float">
            <text:p>0,79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78432" calcext:value-type="float">
            <text:p>9,784E-04</text:p>
          </table:table-cell>
          <table:table-cell office:value-type="float" office:value="0.001000768" calcext:value-type="float">
            <text:p>1,001E-03</text:p>
          </table:table-cell>
          <table:table-cell office:value-type="float" office:value="0.001020463" calcext:value-type="float">
            <text:p>1,020E-03</text:p>
          </table:table-cell>
          <table:table-cell/>
          <table:table-cell table:style-name="ce25" table:formula="of:=100/[.D12]*([.E12]-[.C12])" office:value-type="float" office:value="4.19987449638676" calcext:value-type="float">
            <text:p>4,20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98435" calcext:value-type="float">
            <text:p>4,984E-04</text:p>
          </table:table-cell>
          <table:table-cell office:value-type="float" office:value="0.0005001547" calcext:value-type="float">
            <text:p>5,002E-04</text:p>
          </table:table-cell>
          <table:table-cell office:value-type="float" office:value="0.000504737" calcext:value-type="float">
            <text:p>5,047E-04</text:p>
          </table:table-cell>
          <table:table-cell/>
          <table:table-cell table:formula="of:=100/[.D13]*([.E13]-[.C13])" office:value-type="float" office:value="1.26001015285871" calcext:value-type="float">
            <text:p>1,26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248071" calcext:value-type="float">
            <text:p>2,481E-04</text:p>
          </table:table-cell>
          <table:table-cell office:value-type="float" office:value="0.0002501312" calcext:value-type="float">
            <text:p>2,501E-04</text:p>
          </table:table-cell>
          <table:table-cell office:value-type="float" office:value="0.00025479" calcext:value-type="float">
            <text:p>2,548E-04</text:p>
          </table:table-cell>
          <table:table-cell/>
          <table:table-cell table:formula="of:=100/[.D14]*([.E14]-[.C14])" office:value-type="float" office:value="2.68619028733719" calcext:value-type="float">
            <text:p>2,69</text:p>
          </table:table-cell>
          <table:covered-table-cell table:style-name="ce27"/>
          <table:table-cell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26" calcext:value-type="float">
            <text:p>8,026E-05</text:p>
          </table:table-cell>
          <table:table-cell table:style-name="ce15" office:value-type="float" office:value="0.0001000131" calcext:value-type="float">
            <text:p>1,000E-04</text:p>
          </table:table-cell>
          <table:table-cell table:style-name="ce19" office:value-type="float" office:value="0.000135468" calcext:value-type="float">
            <text:p>1,355E-04</text:p>
          </table:table-cell>
          <table:table-cell table:style-name="ce6"/>
          <table:table-cell table:style-name="ce24" table:formula="of:=100/[.D15]*([.E15]-[.C15])" office:value-type="float" office:value="55.2007686993004" calcext:value-type="float">
            <text:p>55,20</text:p>
          </table:table-cell>
          <table:table-cell table:style-name="ce28" office:value-type="string" calcext:value-type="string">
            <text:p>Not OK</text:p>
          </table:table-cell>
          <table:table-cell/>
        </table:table-row>
        <table:table-row table:style-name="ro2" table:number-rows-repeated="4">
          <table:table-cell table:style-name="Default" table:number-columns-repeated="2"/>
          <table:table-cell table:style-name="ce11" table:number-columns-repeated="3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Bitstream Vera Sans1" style:font-family-asian="'Bitstream Vera Sans'" style:font-family-generic-asian="system" style:font-pitch-asian="variable" style:font-name-complex="Bitstream Vera Sans1" style:font-family-complex="'Bitstream Ver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Schneider</meta:initial-creator>
    <meta:creation-date>2018-09-22T12:06:36.071471427</meta:creation-date>
    <dc:date>2018-09-22T12:42:51.207095770</dc:date>
    <dc:creator>Danny Schneider</dc:creator>
    <meta:editing-duration>PT5M44S</meta:editing-duration>
    <meta:editing-cycles>1</meta:editing-cycles>
    <meta:document-statistic meta:table-count="1" meta:cell-count="81" meta:object-count="0"/>
    <meta:generator>LibreOffice/6.0.6.2$Linux_X86_64 LibreOffice_project/00m0$Build-2</meta:generator>
  </office:meta>
</office:document-meta>
</file>